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4.63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estion de la partie<text:line-break/>Serveur/Client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erveur</text:p>
                <text:list>
                  <text:list-item>
                    <text:p>Attente 2 clients</text:p>
                  </text:list-item>
                  <text:list-item>
                    <text:p>Donne lancement jeu</text:p>
                  </text:list-item>
                  <text:list-item>
                    <text:p>Réception informations clients</text:p>
                  </text:list-item>
                  <text:list-item>
                    <text:p>Traite victoire</text:p>
                  </text:list-item>
                </text:list>
              </text:list-item>
              <text:list-item>
                <text:p>Client</text:p>
                <text:list>
                  <text:list-item>
                    <text:p>Connexion serveur</text:p>
                  </text:list-item>
                  <text:list-item>
                    <text:p>Communication avec le serve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oblèmes/Solution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Création liste de sockets</text:p>
              </text:list-item>
              <text:list-item>
                <text:p>Essaye envoi jeu par serveur</text:p>
                <text:list>
                  <text:list-item>
                    <text:p>Client possède jeu et se connecte</text:p>
                  </text:list-item>
                </text:list>
              </text:list-item>
              <text:list-item>
                <text:p>Lancement jeu simultanément</text:p>
                <text:list>
                  <text:list-item>
                    <text:p>Essai sémaphore</text:p>
                  </text:list-item>
                </text:list>
              </text:list-item>
              <text:list-item>
                <text:p>Communication serveur/client</text:p>
                <text:list>
                  <text:list-item>
                    <text:p>Essai utilisation 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08T16:57:58</meta:creation-date>
    <dc:date>2014-09-08T17:12:58</dc:date>
    <meta:editing-duration>P0D</meta:editing-duration>
    <meta:editing-cycles>1</meta:editing-cycles>
    <meta:document-statistic meta:object-count="33"/>
    <meta:generator>LibreOffice/3.5$Linux_X86_64 LibreOffice_project/350m1$Build-2</meta:generator>
  </office:meta>
</office:document-meta>
</file>